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Hey I am a presenatio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55:29.864343218</meta:creation-date>
    <meta:editing-duration>PT47S</meta:editing-duration>
    <meta:editing-cycles>2</meta:editing-cycles>
    <meta:generator>LibreOffice/6.4.7.2$Linux_X86_64 LibreOffice_project/40$Build-2</meta:generator>
    <dc:title>Classy Red</dc:title>
    <dc:date>2022-03-01T15:56:16.989618679</dc:date>
    <meta:document-statistic meta:object-count="59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